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83.17850494" calcext:value-type="float">
            <text:p>83,17850494</text:p>
          </table:table-cell>
          <table:table-cell office:value-type="float" office:value="1.933659549E-026" calcext:value-type="float">
            <text:p>1,93E-026</text:p>
          </table:table-cell>
          <table:table-cell office:value-type="float" office:value="4.491927147" calcext:value-type="float">
            <text:p>4,491927147</text:p>
          </table:table-cell>
          <table:table-cell table:style-name="ce2" table:formula="of:=([.E3]-[.E2])/[.E2]" office:value-type="float" office:value="0.00461898985910051" calcext:value-type="float">
            <text:p>0,00461898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6408" calcext:value-type="float">
            <text:p>146408</text:p>
          </table:table-cell>
          <table:table-cell office:value-type="float" office:value="86.89562988" calcext:value-type="float">
            <text:p>86,89562988</text:p>
          </table:table-cell>
          <table:table-cell office:value-type="float" office:value="4.831908501E-021" calcext:value-type="float">
            <text:p>4,83E-021</text:p>
          </table:table-cell>
          <table:table-cell office:value-type="float" office:value="3.074794292" calcext:value-type="float">
            <text:p>3,07479429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6408" calcext:value-type="float">
            <text:p>146408</text:p>
          </table:table-cell>
          <table:table-cell office:value-type="float" office:value="105.4093323" calcext:value-type="float">
            <text:p>105,4093323</text:p>
          </table:table-cell>
          <table:table-cell office:value-type="float" office:value="1.02582109E-020" calcext:value-type="float">
            <text:p>1,03E-020</text:p>
          </table:table-cell>
          <table:table-cell office:value-type="float" office:value="3.082912683" calcext:value-type="float">
            <text:p>3,082912683</text:p>
          </table:table-cell>
          <table:table-cell table:formula="of:=([.E5]-[.E4])/[.E4]" office:value-type="float" office:value="0.00264030378263757" calcext:value-type="float">
            <text:p>0,002640303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7672" calcext:value-type="float">
            <text:p>147672</text:p>
          </table:table-cell>
          <table:table-cell office:value-type="float" office:value="105.6883926" calcext:value-type="float">
            <text:p>105,6883926</text:p>
          </table:table-cell>
          <table:table-cell office:value-type="float" office:value="1.816196424E-018" calcext:value-type="float">
            <text:p>1,82E-018</text:p>
          </table:table-cell>
          <table:table-cell office:value-type="float" office:value="2.467424393" calcext:value-type="float">
            <text:p>2,46742439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7672" calcext:value-type="float">
            <text:p>147672</text:p>
          </table:table-cell>
          <table:table-cell office:value-type="float" office:value="100.9756699" calcext:value-type="float">
            <text:p>100,9756699</text:p>
          </table:table-cell>
          <table:table-cell office:value-type="float" office:value="5.070002456E-019" calcext:value-type="float">
            <text:p>5,07E-019</text:p>
          </table:table-cell>
          <table:table-cell office:value-type="float" office:value="2.471245289" calcext:value-type="float">
            <text:p>2,471245289</text:p>
          </table:table-cell>
          <table:table-cell table:style-name="ce3" table:formula="of:=([.E7]-[.E6])/[.E6]" office:value-type="float" office:value="0.0015485362027059" calcext:value-type="float">
            <text:p>0,001548536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8323" calcext:value-type="float">
            <text:p>148323</text:p>
          </table:table-cell>
          <table:table-cell office:value-type="float" office:value="100.866478" calcext:value-type="float">
            <text:p>100,866478</text:p>
          </table:table-cell>
          <table:table-cell office:value-type="float" office:value="5.014948561E-017" calcext:value-type="float">
            <text:p>5,01E-017</text:p>
          </table:table-cell>
          <table:table-cell office:value-type="float" office:value="2.098689079" calcext:value-type="float">
            <text:p>2,09868907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8323" calcext:value-type="float">
            <text:p>148323</text:p>
          </table:table-cell>
          <table:table-cell office:value-type="float" office:value="102.101799" calcext:value-type="float">
            <text:p>102,101799</text:p>
          </table:table-cell>
          <table:table-cell office:value-type="float" office:value="6.356606928E-016" calcext:value-type="float">
            <text:p>6,36E-016</text:p>
          </table:table-cell>
          <table:table-cell office:value-type="float" office:value="2.100777388" calcext:value-type="float">
            <text:p>2,100777388</text:p>
          </table:table-cell>
          <table:table-cell table:style-name="ce3" table:formula="of:=([.E9]-[.E8])/[.E8]" office:value-type="float" office:value="0.000995054017718029" calcext:value-type="float">
            <text:p>0,0009950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8840" calcext:value-type="float">
            <text:p>148840</text:p>
          </table:table-cell>
          <table:table-cell office:value-type="float" office:value="101.8866043" calcext:value-type="float">
            <text:p>101,8866043</text:p>
          </table:table-cell>
          <table:table-cell office:value-type="float" office:value="4.472708774E-016" calcext:value-type="float">
            <text:p>4,47E-016</text:p>
          </table:table-cell>
          <table:table-cell office:value-type="float" office:value="1.845597863" calcext:value-type="float">
            <text:p>1,84559786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8840" calcext:value-type="float">
            <text:p>148840</text:p>
          </table:table-cell>
          <table:table-cell office:value-type="float" office:value="102.8105545" calcext:value-type="float">
            <text:p>102,8105545</text:p>
          </table:table-cell>
          <table:table-cell office:value-type="float" office:value="0.00000000000001329755245" calcext:value-type="float">
            <text:p>1,33E-014</text:p>
          </table:table-cell>
          <table:table-cell office:value-type="float" office:value="1.846963644" calcext:value-type="float">
            <text:p>1,846963644</text:p>
          </table:table-cell>
          <table:table-cell table:style-name="ce3" table:formula="of:=([.E11]-[.E10])/[.E10]" office:value-type="float" office:value="0.000740020904543096" calcext:value-type="float">
            <text:p>0,00074002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9284" calcext:value-type="float">
            <text:p>149284</text:p>
          </table:table-cell>
          <table:table-cell office:value-type="float" office:value="152.6284485" calcext:value-type="float">
            <text:p>152,6284485</text:p>
          </table:table-cell>
          <table:table-cell office:value-type="float" office:value="0.0000000000001732862714" calcext:value-type="float">
            <text:p>1,73E-013</text:p>
          </table:table-cell>
          <table:table-cell office:value-type="float" office:value="1.655440807" calcext:value-type="float">
            <text:p>1,65544080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9284" calcext:value-type="float">
            <text:p>149284</text:p>
          </table:table-cell>
          <table:table-cell office:value-type="float" office:value="210.3297272" calcext:value-type="float">
            <text:p>210,3297272</text:p>
          </table:table-cell>
          <table:table-cell office:value-type="float" office:value="0.0000000000004444748064" calcext:value-type="float">
            <text:p>4,44E-013</text:p>
          </table:table-cell>
          <table:table-cell office:value-type="float" office:value="1.657371759" calcext:value-type="float">
            <text:p>1,657371759</text:p>
          </table:table-cell>
          <table:table-cell table:formula="of:=([.E13]-[.E12])/[.E12]" office:value-type="float" office:value="0.00116642769214999" calcext:value-type="float">
            <text:p>0,001166427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9690" calcext:value-type="float">
            <text:p>149690</text:p>
          </table:table-cell>
          <table:table-cell office:value-type="float" office:value="201.6912079" calcext:value-type="float">
            <text:p>201,6912079</text:p>
          </table:table-cell>
          <table:table-cell office:value-type="float" office:value="0.00000000000004808557252" calcext:value-type="float">
            <text:p>4,81E-014</text:p>
          </table:table-cell>
          <table:table-cell office:value-type="float" office:value="1.508838296" calcext:value-type="float">
            <text:p>1,50883829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9690" calcext:value-type="float">
            <text:p>149690</text:p>
          </table:table-cell>
          <table:table-cell office:value-type="float" office:value="203.9864197" calcext:value-type="float">
            <text:p>203,9864197</text:p>
          </table:table-cell>
          <table:table-cell office:value-type="float" office:value="0.000000000001435870845" calcext:value-type="float">
            <text:p>1,44E-012</text:p>
          </table:table-cell>
          <table:table-cell office:value-type="float" office:value="1.509844542" calcext:value-type="float">
            <text:p>1,509844542</text:p>
          </table:table-cell>
          <table:table-cell table:formula="of:=([.E15]-[.E14])/[.E14]" office:value-type="float" office:value="0.000666901153468741" calcext:value-type="float">
            <text:p>0,00066690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9989" calcext:value-type="float">
            <text:p>149989</text:p>
          </table:table-cell>
          <table:table-cell office:value-type="float" office:value="203.9847717" calcext:value-type="float">
            <text:p>203,9847717</text:p>
          </table:table-cell>
          <table:table-cell office:value-type="float" office:value="0.000000000010617748" calcext:value-type="float">
            <text:p>1,06E-011</text:p>
          </table:table-cell>
          <table:table-cell office:value-type="float" office:value="1.387112737" calcext:value-type="float">
            <text:p>1,38711273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9989" calcext:value-type="float">
            <text:p>149989</text:p>
          </table:table-cell>
          <table:table-cell office:value-type="float" office:value="205.2365723" calcext:value-type="float">
            <text:p>205,2365723</text:p>
          </table:table-cell>
          <table:table-cell office:value-type="float" office:value="0.00000000002458846148" calcext:value-type="float">
            <text:p>2,46E-011</text:p>
          </table:table-cell>
          <table:table-cell office:value-type="float" office:value="1.388266325" calcext:value-type="float">
            <text:p>1,388266325</text:p>
          </table:table-cell>
          <table:table-cell table:formula="of:=([.E17]-[.E16])/[.E16]" office:value-type="float" office:value="0.000831646894465784" calcext:value-type="float">
            <text:p>0,000831646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0230" calcext:value-type="float">
            <text:p>150230</text:p>
          </table:table-cell>
          <table:table-cell office:value-type="float" office:value="205.2087708" calcext:value-type="float">
            <text:p>205,2087708</text:p>
          </table:table-cell>
          <table:table-cell office:value-type="float" office:value="0.00000000001518369978" calcext:value-type="float">
            <text:p>1,52E-011</text:p>
          </table:table-cell>
          <table:table-cell office:value-type="float" office:value="1.285699844" calcext:value-type="float">
            <text:p>1,28569984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0230" calcext:value-type="float">
            <text:p>150230</text:p>
          </table:table-cell>
          <table:table-cell office:value-type="float" office:value="206.5035248" calcext:value-type="float">
            <text:p>206,5035248</text:p>
          </table:table-cell>
          <table:table-cell office:value-type="float" office:value="0.00000000005240071224" calcext:value-type="float">
            <text:p>5,24E-011</text:p>
          </table:table-cell>
          <table:table-cell office:value-type="float" office:value="1.286355376" calcext:value-type="float">
            <text:p>1,286355376</text:p>
          </table:table-cell>
          <table:table-cell table:style-name="ce3" table:formula="of:=([.E19]-[.E18])/[.E18]" office:value-type="float" office:value="0.000509863949240631" calcext:value-type="float">
            <text:p>0,000509863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465" calcext:value-type="float">
            <text:p>150465</text:p>
          </table:table-cell>
          <table:table-cell office:value-type="float" office:value="206.503952" calcext:value-type="float">
            <text:p>206,503952</text:p>
          </table:table-cell>
          <table:table-cell office:value-type="float" office:value="0.0000000002892365791" calcext:value-type="float">
            <text:p>2,89E-010</text:p>
          </table:table-cell>
          <table:table-cell office:value-type="float" office:value="1.198249102" calcext:value-type="float">
            <text:p>1,19824910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465" calcext:value-type="float">
            <text:p>150465</text:p>
          </table:table-cell>
          <table:table-cell office:value-type="float" office:value="208.1320343" calcext:value-type="float">
            <text:p>208,1320343</text:p>
          </table:table-cell>
          <table:table-cell office:value-type="float" office:value="0.0000000006148534459" calcext:value-type="float">
            <text:p>6,15E-010</text:p>
          </table:table-cell>
          <table:table-cell office:value-type="float" office:value="1.198871851" calcext:value-type="float">
            <text:p>1,198871851</text:p>
          </table:table-cell>
          <table:table-cell table:style-name="ce3" table:formula="of:=([.E21]-[.E20])/[.E20]" office:value-type="float" office:value="0.000519715807806983" calcext:value-type="float">
            <text:p>0,000519715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0672" calcext:value-type="float">
            <text:p>150672</text:p>
          </table:table-cell>
          <table:table-cell office:value-type="float" office:value="99.86257935" calcext:value-type="float">
            <text:p>99,86257935</text:p>
          </table:table-cell>
          <table:table-cell office:value-type="float" office:value="0.000000002133999866" calcext:value-type="float">
            <text:p>2,13E-009</text:p>
          </table:table-cell>
          <table:table-cell office:value-type="float" office:value="1.118953705" calcext:value-type="float">
            <text:p>1,11895370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42374602638372" calcext:value-type="float">
            <text:p>0,001423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10:59.783779527</dc:date>
    <meta:document-statistic meta:table-count="1" meta:cell-count="121" meta:object-count="0"/>
    <meta:generator>LibreOffice/4.1.4.2$Linux_X86_64 LibreOffice_project/410m0$Build-2</meta:generator>
  </office:meta>
</office:document-meta>
</file>